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5b93"/>
    </style:style>
    <style:style style:name="P2" style:family="paragraph" style:parent-style-name="Standard" style:master-page-name="Standard">
      <style:paragraph-properties style:page-number="auto"/>
      <style:text-properties officeooo:rsid="00155b93" officeooo:paragraph-rsid="00155b93"/>
    </style:style>
    <style:style style:name="P3" style:family="paragraph" style:parent-style-name="Standard">
      <style:text-properties officeooo:rsid="00155b93" officeooo:paragraph-rsid="00155b93"/>
    </style:style>
    <style:style style:name="P4" style:family="paragraph" style:parent-style-name="Standard">
      <style:text-properties officeooo:rsid="00155b93" officeooo:paragraph-rsid="001665e4"/>
    </style:style>
    <style:style style:name="P5" style:family="paragraph" style:parent-style-name="Standard">
      <style:text-properties officeooo:rsid="00155b93" officeooo:paragraph-rsid="00178f68"/>
    </style:style>
    <style:style style:name="P6" style:family="paragraph" style:parent-style-name="Standard">
      <style:text-properties officeooo:rsid="00155b93" officeooo:paragraph-rsid="001920f4"/>
    </style:style>
    <style:style style:name="P7" style:family="paragraph" style:parent-style-name="Standard">
      <style:text-properties officeooo:rsid="00155b93" officeooo:paragraph-rsid="00197ea7"/>
    </style:style>
    <style:style style:name="P8" style:family="paragraph" style:parent-style-name="Standard">
      <style:paragraph-properties fo:text-align="justify" style:justify-single-word="false"/>
      <style:text-properties officeooo:rsid="00155b93" officeooo:paragraph-rsid="001ba177"/>
    </style:style>
    <style:style style:name="P9" style:family="paragraph" style:parent-style-name="Standard">
      <style:text-properties officeooo:rsid="00155b93" officeooo:paragraph-rsid="00225163"/>
    </style:style>
    <style:style style:name="P10" style:family="paragraph" style:parent-style-name="Standard">
      <style:text-properties officeooo:rsid="00155b93" officeooo:paragraph-rsid="00238ef7"/>
    </style:style>
    <style:style style:name="P11" style:family="paragraph" style:parent-style-name="Standard">
      <style:text-properties fo:color="#dd4814" style:font-name="Monospace" fo:font-size="10pt" style:text-underline-style="solid" style:text-underline-width="auto" style:text-underline-color="font-color" officeooo:rsid="00155b93" officeooo:paragraph-rsid="00155b93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style:font-size-asian="10pt"/>
    </style:style>
    <style:style style:name="T1" style:family="text">
      <style:text-properties officeooo:rsid="00155b93"/>
    </style:style>
    <style:style style:name="T2" style:family="text">
      <style:text-properties officeooo:rsid="001665e4"/>
    </style:style>
    <style:style style:name="T3" style:family="text">
      <style:text-properties officeooo:rsid="00178f68"/>
    </style:style>
    <style:style style:name="T4" style:family="text">
      <style:text-properties officeooo:rsid="0018df72"/>
    </style:style>
    <style:style style:name="T5" style:family="text">
      <style:text-properties officeooo:rsid="001920f4"/>
    </style:style>
    <style:style style:name="T6" style:family="text">
      <style:text-properties officeooo:rsid="00197ea7"/>
    </style:style>
    <style:style style:name="T7" style:family="text">
      <style:text-properties officeooo:rsid="001af686"/>
    </style:style>
    <style:style style:name="T8" style:family="text">
      <style:text-properties officeooo:rsid="001ba177"/>
    </style:style>
    <style:style style:name="T9" style:family="text">
      <style:text-properties officeooo:rsid="001bb478"/>
    </style:style>
    <style:style style:name="T10" style:family="text">
      <style:text-properties officeooo:rsid="001ed923"/>
    </style:style>
    <style:style style:name="T11" style:family="text">
      <style:text-properties officeooo:rsid="002093d8"/>
    </style:style>
    <style:style style:name="T12" style:family="text">
      <style:text-properties officeooo:rsid="00225163"/>
    </style:style>
    <style:style style:name="T13" style:family="text">
      <style:text-properties officeooo:rsid="00238ef7"/>
    </style:style>
    <style:style style:name="T14" style:family="text">
      <style:text-properties officeooo:rsid="0024b7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journée</text:p>
      <text:p text:style-name="P3"/>
      <text:p text:style-name="P3">Ai essayé de modifier le corps de la requête avec un filtre. Générait une erreur :</text:p>
      <text:p text:style-name="P3"/>
      <text:p text:style-name="P3">Caused by: com.ctc.wstx.exc.WstxEOFException: Unexpected EOF in prolog <text:line-break/> at [row,col {unknown-source}]: [1,0] </text:p>
      <text:p text:style-name="P3"/>
      <text:p text:style-name="P3">Sujet relié sur internet : </text:p>
      <text:p text:style-name="P1"><text:a xlink:type="simple" xlink:href="http://cxf.547215.n5.nabble.com/Unable-to-unmarshal-REST-response-into-POJO-td5713694.html"><text:span text:style-name="T1">http://cxf.547215.n5.nabble.com/Unable-to-unmarshal-REST-response-into-POJO-td5713694.html</text:span></text:a></text:p>
      <text:p text:style-name="P3"/>
      <text:p text:style-name="P3">Ai remis l'intercepteur, mais après j'avais une erreur (j'ai l'impression que c'est celle que l'on est censé avoir, due à l'absence de principe de substitution ). </text:p>
      <text:p text:style-name="P3">Bien que j'aie remis tout en ordre. </text:p>
      <text:p text:style-name="P3"/>
      <text:p text:style-name="P3">J'essaie de faire un test en ne passant qu'une personne, mais erreur avec la méthode de marshallisation :</text:p>
      <text:p text:style-name="P3"/>
      <text:p text:style-name="P11">javax.xml.bind.MarshalException</text:p>
      <text:p text:style-name="P12"><text:s/>- with linked exception:</text:p>
      <text:p text:style-name="P12">[org.xml.sax.SAXParseException; lineNumber: 0; columnNumber: 0; cvc-elt.1 : Déclaration de l'élément 'personne' introuvable.]</text:p>
      <text:p text:style-name="P3"/>
      <text:p text:style-name="P3">Pourtant personne est présent dans model.xsd. </text:p>
      <text:p text:style-name="P3"/>
      <text:p text:style-name="P4"><text:span text:style-name="T3">Objectif 1 : c</text:span><text:span text:style-name="T2">réer un filtre du côté du résultat. Il ne faut pas que le client reçoive une Personne s'il attend un Etudiant. </text:span></text:p>
      <text:p text:style-name="P4"><text:span text:style-name="T2"/></text:p>
      <text:p text:style-name="P4"><text:span text:style-name="T3">Objectif 2 </text:span><text:span text:style-name="T2">: se placer après le matching et se placer après le matching. </text:span><text:span text:style-name="T3">Partie contexte. </text:span></text:p>
      <text:p text:style-name="P4"><text:span text:style-name="T3"/></text:p>
      <text:p text:style-name="P5"><text:span text:style-name="T5">-</text:span><text:span text:style-name="T3"> exemple exhaustif. Requête post, get, put, </text:span><text:span text:style-name="T4">delete. </text:span><text:span text:style-name="T14">Dans le cas du get, il n'y a pas de problème d'après H.G., donc juste vérifier faire un if en vérifiant que la requête est un get, et si c'est le cas, ne pas avoir recours à l'algorithme. </text:span></text:p>
      <text:p text:style-name="P5"><text:span text:style-name="T5">Tâche 1 : r</text:span><text:span text:style-name="T3">egarder à quoi ressemble la requête dans le cas d'un post avec deux arguments, pour gérer le cas. </text:span></text:p>
      <text:p text:style-name="P4"><text:span text:style-name="T2"/></text:p>
      <text:p text:style-name="P4"><text:span text:style-name="T2">Algorithme récursif. Processus de projection récursif. </text:span><text:span text:style-name="T3">Apparemment c'est déjà le cas. </text:span></text:p>
      <text:p text:style-name="P4"><text:span text:style-name="T3"/></text:p>
      <text:p text:style-name="P5"><text:span text:style-name="T3">A faire avant le 20 décembre. </text:span></text:p>
      <text:p text:style-name="P5"><text:span text:style-name="T3"/></text:p>
      <text:p text:style-name="P6"><text:span text:style-name="T5">Tâche 2 :Regarder comment on contribue à CXF.</text:span></text:p>
      <text:p text:style-name="P6"><text:span text:style-name="T5"/></text:p>
      <text:p text:style-name="P6"><text:span text:style-name="T5">TODO :</text:span></text:p>
      <text:p text:style-name="P6"><text:span text:style-name="T5"/></text:p>
      <text:p text:style-name="P6"><text:span text:style-name="T5">- objectif 1</text:span></text:p>
      <text:p text:style-name="P6"><text:span text:style-name="T5">- objectif 2</text:span></text:p>
      <text:p text:style-name="P6"><text:span text:style-name="T5">- tâche 1</text:span></text:p>
      <text:p text:style-name="P6"><text:span text:style-name="T5">- tâche 2</text:span></text:p>
      <text:p text:style-name="P10"><text:span text:style-name="T13">- tâche 3</text:span></text:p>
      <text:p text:style-name="P6"><text:span text:style-name="T5"/></text:p>
      <text:p text:style-name="P6"><text:span text:style-name="T5">Un schéma avec des champs supplémentaires est accepté pour l'unmarshalling</text:span></text:p>
      <text:p text:style-name="P6"><text:span text:style-name="T5"/></text:p>
      <text:p text:style-name="P6"><text:span text:style-name="T5">jeudi de la semaine avant les vacances</text:span></text:p>
      <text:p text:style-name="P6"><text:span text:style-name="T5"/></text:p>
      <text:p text:style-name="P6"><text:soft-page-break/><text:span text:style-name="T5">Possibilité avec JAXB de valider avec le schéma. Demander à Kévin d'éclaircir. </text:span></text:p>
      <text:p text:style-name="P9"><text:span text:style-name="T12">Voir si on peut choisir de mettre un xsd à nous pour le marshalling côté serveur. </text:span></text:p>
      <text:p text:style-name="P9"><text:span text:style-name="T12"/></text:p>
      <text:p text:style-name="P9"><text:span text:style-name="T12">Améliorer le client pour faire avec JAXRS. </text:span></text:p>
      <text:p text:style-name="P6"><text:span text:style-name="T5"/></text:p>
      <text:p text:style-name="P7"><text:span text:style-name="T6">Prochaine réunion : 11h15 </text:span><text:span text:style-name="T7">lundi 16</text:span></text:p>
      <text:p text:style-name="P8"><text:span text:style-name="T9">Pas pour ce sprint, </text:span><text:span text:style-name="T11">ou priorité basse</text:span><text:span text:style-name="T9"> : p</text:span><text:span text:style-name="T8">enser à utiliser des interfaces dans notre exemple (Personne et PersonneImpl).</text:span><text:span text:style-name="T9"> Réfléchir quand on refait l'exemple, à ce qui se passerait avec une interface. Voir les problèmes posés et les éventuelles solutions. </text:span><text:span text:style-name="T10">On peut donner des infos à JAXB : quand on reçoit cette interface, on utilise telle classe. Chapitre 11 et 12. Ex avec livre et bibliothèqu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3-12-05T17:08:03</meta:creation-date>
    <dc:date>2013-12-09T15:07:34</dc:date>
    <dc:creator>Raphael </dc:creator>
    <meta:editing-duration>PT1H15M33S</meta:editing-duration>
    <meta:editing-cycles>13</meta:editing-cycles>
    <meta:generator>LibreOffice/4.0.2.2$Linux_X86_64 LibreOffice_project/400m0$Build-2</meta:generator>
    <meta:document-statistic meta:table-count="0" meta:image-count="0" meta:object-count="0" meta:page-count="2" meta:paragraph-count="32" meta:word-count="382" meta:character-count="2384" meta:non-whitespace-character-count="2016"/>
  </office:meta>
</office:document-meta>
</file>